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c127" officeooo:paragraph-rsid="001ec127"/>
    </style:style>
    <style:style style:name="P2" style:family="paragraph" style:parent-style-name="Standard">
      <style:text-properties fo:font-size="15pt" officeooo:rsid="001ec127" officeooo:paragraph-rsid="001ec127" style:font-size-asian="15pt" style:font-size-complex="15pt"/>
    </style:style>
    <style:style style:name="P3" style:family="paragraph" style:parent-style-name="Standard">
      <style:text-properties fo:font-size="15pt" fo:font-weight="bold" officeooo:rsid="001ec127" officeooo:paragraph-rsid="001ec127" style:font-size-asian="15pt" style:font-weight-asian="bold" style:font-size-complex="15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f55d3" style:language-asian="zh" style:country-asian="CN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<text:s/>public TuBiao(){</text:span></text:p>
      <text:p text:style-name="P2"><text:s text:c="9"/>setTitle("窗口");</text:p>
      <text:p text:style-name="P2"><text:s text:c="10"/>setBounds(760, 340, 400, 400);</text:p>
      <text:p text:style-name="P2"><text:s text:c="10"/>setDefaultCloseOperation(EXIT_ON_CLOSE);</text:p>
      <text:p text:style-name="P2"><text:s text:c="10"/>Container c=getContentPane();</text:p>
      <text:p text:style-name="P2"><text:s text:c="10"/>JLabel l=new JLabel("图片标签");//使用标签添加展示图片</text:p>
      <text:p text:style-name="P2"><text:s text:c="7"/><text:span text:style-name="T3"><text:s text:c="3"/>URL url=TuBiao.class.getResource("java");//获取图片路径</text:span></text:p>
      <text:p text:style-name="P3"><text:s text:c="10"/>Icon ic=new ImageIcon(url);//获取相应路经下的图片文件</text:p>
      <text:p text:style-name="P3"><text:s text:c="10"/>l.setIcon(ic);//添加图片</text:p>
      <text:p text:style-name="P3">//<text:span text:style-name="T2">这里当前图片所在的目录用单/隔开</text:span></text:p>
      <text:p text:style-name="P3"><text:s text:c="10"/>//Icon ic=new ImageIcon("<text:span text:style-name="T2">src/study2/</text:span>java");//第二种获取图片方法</text:p>
      <text:p text:style-name="P3"><text:s text:c="10"/>//l.setIcon(ic);</text:p>
      <text:p text:style-name="P2"><text:s text:c="10"/>//l.setSize(20, 20);//设定标签大小,即使设置标签大小，也不会改变图片大小</text:p>
      <text:p text:style-name="P2"><text:s text:c="10"/>c.add(l);</text:p>
      <text:p text:style-name="P2"><text:s text:c="10"/>setVisible(true);</text:p>
      <text:p text:style-name="P2"><text:s text:c="8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M44S</meta:editing-duration>
    <meta:editing-cycles>4</meta:editing-cycles>
    <meta:generator>LibreOffice/5.3.0.3$Windows_X86_64 LibreOffice_project/7074905676c47b82bbcfbea1aeefc84afe1c50e1</meta:generator>
    <dc:date>2017-12-23T22:56:26.478000000</dc:date>
    <meta:document-statistic meta:table-count="0" meta:image-count="0" meta:object-count="0" meta:page-count="1" meta:paragraph-count="16" meta:word-count="119" meta:character-count="581" meta:non-whitespace-character-count="429"/>
    <meta:user-defined meta:name="Info 1"/>
    <meta:user-defined meta:name="Info 2"/>
    <meta:user-defined meta:name="Info 3"/>
    <meta:user-defined meta:name="Info 4"/>
  </office:meta>
</office:document-meta>
</file>